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9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1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14" style:parent-style-name="DefaultParagraphFont" style:family="text">
      <style:text-properties style:font-name="Arial" style:font-name-asian="Arial" style:font-name-complex="Arial"/>
    </style:style>
    <style:style style:name="P1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1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17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T18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1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2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2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30" style:parent-style-name="DefaultParagraphFont" style:family="text">
      <style:text-properties style:font-name="Arial" style:font-name-asian="Arial" style:font-name-complex="Arial"/>
    </style:style>
    <style:style style:name="P3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3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T33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3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3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3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41" style:parent-style-name="DefaultParagraphFont" style:family="text">
      <style:text-properties style:font-name="Arial" style:font-name-asian="Arial" style:font-name-complex="Arial"/>
    </style:style>
    <style:style style:name="T4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43" style:parent-style-name="DefaultParagraphFont" style:family="text">
      <style:text-properties style:font-name="Arial" style:font-name-asian="Arial" style:font-name-complex="Arial"/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6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49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50" style:parent-style-name="DefaultParagraphFont" style:family="text">
      <style:text-properties style:font-name="Arial" style:font-name-asian="Arial" style:font-name-complex="Arial"/>
    </style:style>
    <style:style style:name="P5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5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5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4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55" style:parent-style-name="DefaultParagraphFont" style:family="text">
      <style:text-properties style:font-name="Arial" style:font-name-asian="Arial" style:font-name-complex="Arial" fo:font-size="10pt" style:font-size-asian="10pt" style:font-size-complex="10pt" fo:language="en" fo:country="US"/>
    </style:style>
    <style:style style:name="T56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P5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5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62" style:family="table-column">
      <style:table-column-properties style:column-width="1.6729in" style:use-optimal-column-width="false"/>
    </style:style>
    <style:style style:name="TableColumn63" style:family="table-column">
      <style:table-column-properties style:column-width="1.6729in" style:use-optimal-column-width="false"/>
    </style:style>
    <style:style style:name="TableColumn64" style:family="table-column">
      <style:table-column-properties style:column-width="1.6729in" style:use-optimal-column-width="false"/>
    </style:style>
    <style:style style:name="TableColumn65" style:family="table-column">
      <style:table-column-properties style:column-width="1.6736in" style:use-optimal-column-width="false"/>
    </style:style>
    <style:style style:name="Table61" style:family="table">
      <style:table-properties style:width="6.6923in" fo:margin-left="0.0312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3" style:family="table-cell">
      <style:table-cell-properties fo:border="0.0034in solid #000000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</style:style>
    <style:style style:name="TableCell181" style:family="table-cell">
      <style:table-cell-properties fo:border-top="none" fo:border-left="0.0034in solid #000000" fo:border-bottom="0.0034in solid #000000" fo:border-right="0.0034in solid #000000" fo:background-color="#FFCC99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</style:style>
    <style:style style:name="P183" style:parent-style-name="Standard" style:family="paragraph">
      <style:text-properties fo:font-weight="bold" style:font-weight-asian="bold"/>
    </style:style>
    <style:style style:name="P184" style:parent-style-name="Standard" style:family="paragraph">
      <style:text-properties fo:font-weight="bold" style:font-weight-asian="bold"/>
    </style:style>
    <style:style style:name="P185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<text:span text:style-name="T3">Blackbox test Story ID 60 <text:s/>"</text:span><text:span text:style-name="T4">Test av baskrav implementerade under sp10</text:span><text:span text:style-name="T5">"</text:span></text:p>
      <text:p text:style-name="P6"/>
      <text:p text:style-name="Standard"><text:span text:style-name="T7">Mål av test</text:span><text:s/>:</text:p>
      <text:p text:style-name="Standard">Är testa följande baskrav från<text:s/><text:a xlink:href="file:///C:/Users/dg222cs/Documents/GitHub/-1DV430-Induviduellt-Mjukvaruutvecklingsprojekt/Dokumentation/Vision_dg222cs.doc" office:target-frame-name="_top" xlink:show="replace">vision</text:a>.</text:p>
      <text:p text:style-name="Standard"/>
      <text:p text:style-name="Standard"><text:span text:style-name="T8">BK3.4<text:s/></text:span><text:span text:style-name="T9">Ljud ska spelas upp vid användning av vapen.</text:span></text:p>
      <text:p text:style-name="P10"/>
      <text:p text:style-name="Standard"/>
      <text:p text:style-name="Standard"><text:span text:style-name="T11">OBS Förkrav:</text:span><text:s/>Alla tester måste först besöka länk<text:s/><text:a xlink:href="http://grenmyr.github.io/-1DV430-Induviduellt-Mjukvaruutvecklingsprojekt/" office:target-frame-name="_top" xlink:show="replace">http://grenmyr.github.io/-1DV430-Induviduellt-Mjukvaruutvecklingsprojekt/</text:a></text:p>
      <text:p text:style-name="P12"/>
      <text:p text:style-name="Standard"><text:span text:style-name="T13">BK3.4<text:s/></text:span><text:span text:style-name="T14">Ljud ska spelas upp vid användning av vapen.</text:span></text:p>
      <text:p text:style-name="P15"/>
      <text:p text:style-name="Standard"><text:span text:style-name="T16">Förkrav:<text:s/></text:span><text:span text:style-name="T17">Initiera spel genom trycka st</text:span><text:span text:style-name="T18">artknapp på meny.</text:span></text:p>
      <text:p text:style-name="P19">Se kontroller keymap i spelvyn för vilka kontroller som kan användas.</text:p>
      <text:p text:style-name="P20"/>
      <text:p text:style-name="Standard"><text:span text:style-name="T21">Utförande:</text:span></text:p>
      <text:p text:style-name="P22">Case1:Användare skjuter mot fiende.</text:p>
      <text:p text:style-name="P23">Case 2: Användare skjuter mot textur. <text:s/></text:p>
      <text:p text:style-name="P24">Case 3: Användare skjuter utanför bana.</text:p>
      <text:p text:style-name="P25">Case 4 Användare hoppar.</text:p>
      <text:p text:style-name="P26">Case 5: AI<text:s/>träffar dig.</text:p>
      <text:p text:style-name="P27">Case 6: AI Missar dig.</text:p>
      <text:p text:style-name="P28"/>
      <text:p text:style-name="Standard">Test av<text:s/><text:span text:style-name="T29">BK 3.1</text:span><text:span text:style-name="T30"><text:s/>Enheternas kvarvarande hälsa ska visas.</text:span></text:p>
      <text:p text:style-name="P31"/>
      <text:p text:style-name="Standard"><text:span text:style-name="T32">Förkrav:<text:s/></text:span><text:span text:style-name="T33">Initiera spel genom trycka startknapp på meny.</text:span></text:p>
      <text:p text:style-name="P34"/>
      <text:p text:style-name="Standard"><text:span text:style-name="T35">Utförande:</text:span></text:p>
      <text:p text:style-name="P36">Case1:Användare skjuter mot fiende, om fiende träffas ska fiende förlora hälsa.</text:p>
      <text:p text:style-name="P37">Case 2: efter<text:s/>fyra träffar ska healthbar och spelet avslutas.</text:p>
      <text:p text:style-name="P38"/>
      <text:p text:style-name="P39">Se kontroller keymap i spelvy för vilka kontroller som kan användas.</text:p>
      <text:p text:style-name="P40"/>
      <text:p text:style-name="Standard"><text:span text:style-name="T41">Test av<text:s/></text:span><text:span text:style-name="T42">BK1.1<text:s/></text:span><text:span text:style-name="T43">Användare ska bara behöva välja av befintliga banor för att starta omgång.</text:span></text:p>
      <text:p text:style-name="Standard"/>
      <text:p text:style-name="Standard"><text:span text:style-name="T44">Utförande:</text:span></text:p>
      <text:p text:style-name="P45">Case 1: Test av dropdown lista i meny val av stage1. Genom att avändare väljer stage1.</text:p>
      <text:p text:style-name="P46">Tryck sedan på Start knappen.</text:p>
      <text:p text:style-name="P47">Case 2: Test av dropdown lista i meny val av stage2. Genom att användare väljer stage2.</text:p>
      <text:p text:style-name="P48"/>
      <text:p text:style-name="Standard"><text:span text:style-name="T49">BK2.5<text:s/></text:span><text:span text:style-name="T50">Användare ska välja mellan minst 2 svårighetsgrader.</text:span></text:p>
      <text:p text:style-name="P51"/>
      <text:p text:style-name="Standard"><text:span text:style-name="T52">Utförande:</text:span></text:p>
      <text:p text:style-name="P53">Case 1: Test av<text:s/>dropdown lista i meny val Difficulty. Genom att användare väljer Normal.</text:p>
      <text:p text:style-name="P54">Tryck sedan på Start knappen.</text:p>
      <text:p text:style-name="Standard"><text:span text:style-name="T55">Case 2: Test av dropdown lista i meny val Difficulty.<text:s/></text:span><text:span text:style-name="T56">Genom att användare väljer Hard.</text:span></text:p>
      <text:p text:style-name="P57">Tryck sedan på Start knappen.</text:p>
      <text:p text:style-name="P58"/>
      <text:p text:style-name="P59"/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Test av BK</text:p>
          </table:table-cell>
          <table:table-cell table:style-name="TableCell69">
            <text:p text:style-name="P70">Beskrivning</text:p>
          </table:table-cell>
          <table:table-cell table:style-name="TableCell71">
            <text:p text:style-name="P72">Förväntat<text:s/>Resultat</text:p>
          </table:table-cell>
          <table:table-cell table:style-name="TableCell73">
            <text:p text:style-name="P74">Utfall</text:p>
          </table:table-cell>
        </table:table-row>
        <table:table-row table:style-name="TableRow75">
          <table:table-cell table:style-name="TableCell76">
            <text:p text:style-name="P77">BK3.4 Case 1</text:p>
          </table:table-cell>
          <table:table-cell table:style-name="TableCell78">
            <text:p text:style-name="P79">Test av ljudfil</text:p>
          </table:table-cell>
          <table:table-cell table:style-name="TableCell80">
            <text:p text:style-name="P81">Fuck ska höras</text:p>
          </table:table-cell>
          <table:table-cell table:style-name="TableCell82">
            <text:p text:style-name="P83">Fuck hörs</text:p>
          </table:table-cell>
        </table:table-row>
        <table:table-row table:style-name="TableRow84">
          <table:table-cell table:style-name="TableCell85">
            <text:p text:style-name="P86">BK3.4 Case 2</text:p>
          </table:table-cell>
          <table:table-cell table:style-name="TableCell87">
            <text:p text:style-name="P88">Test av ljudfil</text:p>
          </table:table-cell>
          <table:table-cell table:style-name="TableCell89">
            <text:p text:style-name="P90">Sucker ska höras</text:p>
          </table:table-cell>
          <table:table-cell table:style-name="TableCell91">
            <text:p text:style-name="P92">Sucker hörs</text:p>
          </table:table-cell>
        </table:table-row>
        <table:table-row table:style-name="TableRow93">
          <table:table-cell table:style-name="TableCell94">
            <text:p text:style-name="P95">BK3.4 Case 3</text:p>
          </table:table-cell>
          <table:table-cell table:style-name="TableCell96">
            <text:p text:style-name="P97">Test av ljudfil</text:p>
          </table:table-cell>
          <table:table-cell table:style-name="TableCell98">
            <text:p text:style-name="P99">Sucker ska höras</text:p>
          </table:table-cell>
          <table:table-cell table:style-name="TableCell100">
            <text:p text:style-name="P101">Sucker hörs</text:p>
          </table:table-cell>
        </table:table-row>
        <text:soft-page-break/>
        <table:table-row table:style-name="TableRow102">
          <table:table-cell table:style-name="TableCell103">
            <text:p text:style-name="P104">BK3.4 Case 4</text:p>
          </table:table-cell>
          <table:table-cell table:style-name="TableCell105">
            <text:p text:style-name="P106">Test av ljudfil</text:p>
          </table:table-cell>
          <table:table-cell table:style-name="TableCell107">
            <text:p text:style-name="P108">Hoppljud ska höras</text:p>
          </table:table-cell>
          <table:table-cell table:style-name="TableCell109">
            <text:p text:style-name="P110">Hoppljud hörs</text:p>
          </table:table-cell>
        </table:table-row>
        <table:table-row table:style-name="TableRow111">
          <table:table-cell table:style-name="TableCell112">
            <text:p text:style-name="P113">BK3.4 Case 5</text:p>
          </table:table-cell>
          <table:table-cell table:style-name="TableCell114">
            <text:p text:style-name="P115">Test av ljudfil</text:p>
          </table:table-cell>
          <table:table-cell table:style-name="TableCell116">
            <text:p text:style-name="P117">Fuck ska höras</text:p>
          </table:table-cell>
          <table:table-cell table:style-name="TableCell118">
            <text:p text:style-name="P119">Fuck hörs</text:p>
          </table:table-cell>
        </table:table-row>
        <table:table-row table:style-name="TableRow120">
          <table:table-cell table:style-name="TableCell121">
            <text:p text:style-name="P122">BK3.4 Case 6</text:p>
          </table:table-cell>
          <table:table-cell table:style-name="TableCell123">
            <text:p text:style-name="P124">Test av ljudfil</text:p>
          </table:table-cell>
          <table:table-cell table:style-name="TableCell125">
            <text:p text:style-name="P126">Sucker ska höras</text:p>
          </table:table-cell>
          <table:table-cell table:style-name="TableCell127">
            <text:p text:style-name="P128">Sucker hörs</text:p>
          </table:table-cell>
        </table:table-row>
        <table:table-row table:style-name="TableRow129">
          <table:table-cell table:style-name="TableCell130">
            <text:p text:style-name="P131">BK3.1 Case 1</text:p>
          </table:table-cell>
          <table:table-cell table:style-name="TableCell132">
            <text:p text:style-name="P133">Test av healthbar vid kollision.</text:p>
          </table:table-cell>
          <table:table-cell table:style-name="TableCell134">
            <text:p text:style-name="P135">Healthbar minskar vid träff.</text:p>
          </table:table-cell>
          <table:table-cell table:style-name="TableCell136">
            <text:p text:style-name="P137">Healthbar minskar vid träff.</text:p>
          </table:table-cell>
        </table:table-row>
        <table:table-row table:style-name="TableRow138">
          <table:table-cell table:style-name="TableCell139">
            <text:p text:style-name="P140">BK3.1 Case 2</text:p>
          </table:table-cell>
          <table:table-cell table:style-name="TableCell141">
            <text:p text:style-name="P142">Efter fyra träffar ska<text:s/>enhet dö.</text:p>
          </table:table-cell>
          <table:table-cell table:style-name="TableCell143">
            <text:p text:style-name="P144">När enhet dör ska spelet avslutas</text:p>
          </table:table-cell>
          <table:table-cell table:style-name="TableCell145">
            <text:p text:style-name="P146">Spelet avslutas</text:p>
          </table:table-cell>
        </table:table-row>
        <table:table-row table:style-name="TableRow147">
          <table:table-cell table:style-name="TableCell148">
            <text:p text:style-name="P149">BK1.1 Case1</text:p>
          </table:table-cell>
          <table:table-cell table:style-name="TableCell150">
            <text:p text:style-name="P151">Test av dropdown lista stage 1 i meny.</text:p>
          </table:table-cell>
          <table:table-cell table:style-name="TableCell152">
            <text:p text:style-name="P153">Vid val av bana 1 ska stage ett starta.</text:p>
          </table:table-cell>
          <table:table-cell table:style-name="TableCell154">
            <text:p text:style-name="P155">Bana 1 startas.</text:p>
          </table:table-cell>
        </table:table-row>
        <table:table-row table:style-name="TableRow156">
          <table:table-cell table:style-name="TableCell157">
            <text:p text:style-name="P158">BK1.1 Case2</text:p>
          </table:table-cell>
          <table:table-cell table:style-name="TableCell159">
            <text:p text:style-name="P160">Test av dropdown lista stage 2 i meny.</text:p>
          </table:table-cell>
          <table:table-cell table:style-name="TableCell161">
            <text:p text:style-name="P162">Vid val av bana 2 ska en annan stage<text:s/>starta.</text:p>
          </table:table-cell>
          <table:table-cell table:style-name="TableCell163">
            <text:p text:style-name="P164">stage 2 startas.</text:p>
          </table:table-cell>
        </table:table-row>
        <table:table-row table:style-name="TableRow165">
          <table:table-cell table:style-name="TableCell166">
            <text:p text:style-name="P167">BK2.5 Case1</text:p>
          </table:table-cell>
          <table:table-cell table:style-name="TableCell168">
            <text:p text:style-name="P169">Test av svårighetsgrad.</text:p>
          </table:table-cell>
          <table:table-cell table:style-name="TableCell170">
            <text:p text:style-name="P171">Vid val av "normal" i meny ska dina enheter ha fyra liv i healthbar.</text:p>
          </table:table-cell>
          <table:table-cell table:style-name="TableCell172">
            <text:p text:style-name="P173">Spelares enhet har fyra i healthbar.</text:p>
          </table:table-cell>
        </table:table-row>
        <table:table-row table:style-name="TableRow174">
          <table:table-cell table:style-name="TableCell175">
            <text:p text:style-name="P176">BK2.5 Case2</text:p>
          </table:table-cell>
          <table:table-cell table:style-name="TableCell177">
            <text:p text:style-name="P178">Test av svårighetsgrad.</text:p>
          </table:table-cell>
          <table:table-cell table:style-name="TableCell179">
            <text:p text:style-name="P180">Vid val av "hard" i meny ska dina enheter ha 2 liv<text:s/>i healthbar.</text:p>
          </table:table-cell>
          <table:table-cell table:style-name="TableCell181">
            <text:p text:style-name="P182">spelares har 2 i liv i healthbar.</text:p>
          </table:table-cell>
        </table:table-row>
      </table:table>
      <text:p text:style-name="Standard"/>
      <text:p text:style-name="P183">Testkommentar</text:p>
      <text:p text:style-name="P184">Kommentar 1:</text:p>
      <text:p text:style-name="Standard">Jag har upptäckt en bugg utanför detta testfall i samband med testning. Och det är att AI rör sig igenom textur. Detta måste åtgärdas i kommande sprint.</text:p>
      <text:p text:style-name="P185">Kommentar 2:</text:p>
      <text:p text:style-name="Standard">Ljud fungerar inte i internet explor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s/>David Grenmyr 2014-06-04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avid Grenmyr</meta:initial-creator>
    <dc:creator>dg222cs</dc:creator>
    <meta:creation-date>2009-04-16T11:32:00Z</meta:creation-date>
    <dc:date>2014-06-06T12:00:00Z</dc:date>
    <meta:template xlink:href="Normal" xlink:type="simple"/>
    <meta:editing-cycles>2</meta:editing-cycles>
    <meta:editing-duration>PT2010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509" meta:character-count="3204" meta:row-count="22" meta:non-whitespace-character-count="2701"/>
  </office:meta>
</office:document-meta>
</file>